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3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1">
      <style:graphic-properties draw:fill="none" draw:stroke="solid" svg:stroke-width="0.00694in" svg:stroke-color="#44546a" draw:marker-end="a1120" svg:stroke-opacity="100%" draw:stroke-linejoin="miter" svg:stroke-linecap="butt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44">
      <style:graphic-properties draw:fill="none" draw:stroke="solid" svg:stroke-width="0.00694in" svg:stroke-color="#44546a" draw:marker-end="a1243" svg:stroke-opacity="100%" draw:stroke-linejoin="miter" svg:stroke-linecap="but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9">
      <style:graphic-properties draw:fill="none" draw:stroke="solid" svg:stroke-width="0.00694in" svg:stroke-color="#44546a" draw:marker-end="a1248" svg:stroke-opacity="100%" draw:stroke-linejoin="miter" svg:stroke-linecap="butt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2362in" svg:stroke-color="#66666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36">
      <style:graphic-properties draw:fill="none" draw:stroke="solid" svg:stroke-width="0.00694in" svg:stroke-color="#44546a" draw:marker-end="a1135" svg:stroke-opacity="100%" draw:stroke-linejoin="miter" svg:stroke-linecap="butt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1">
      <style:graphic-properties draw:fill="none" draw:stroke="solid" svg:stroke-width="0.00694in" svg:stroke-color="#44546a" draw:marker-end="a1200" svg:stroke-opacity="100%" draw:stroke-linejoin="miter" svg:stroke-linecap="butt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draw:fill="none" draw:stroke="solid" svg:stroke-width="0.00694in" svg:stroke-color="#44546a" draw:marker-end="a1202" svg:stroke-opacity="100%" draw:stroke-linejoin="miter" svg:stroke-linecap="butt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5">
      <style:graphic-properties draw:fill="none" draw:stroke="solid" svg:stroke-width="0.00694in" svg:stroke-color="#44546a" draw:marker-end="a1204" svg:stroke-opacity="100%" draw:stroke-linejoin="miter" svg:stroke-linecap="butt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draw:fill="solid" draw:fill-color="#5b9bd5" draw:opacity="100%" draw:stroke="solid" svg:stroke-width="0.02778in" svg:stroke-color="#41719c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draw:fill="none" draw:stroke="solid" svg:stroke-width="0.00694in" svg:stroke-color="#44546a" draw:marker-end="a1142" svg:stroke-opacity="100%" draw:stroke-linejoin="miter" svg:stroke-linecap="butt"/>
    </style:style>
    <style:style style:family="graphic" style:name="a11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draw:fill="none" draw:stroke="solid" svg:stroke-width="0.00694in" svg:stroke-color="#44546a" draw:marker-end="a1144" svg:stroke-opacity="100%" draw:stroke-linejoin="miter" svg:stroke-linecap="butt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9">
      <style:graphic-properties draw:fill="none" draw:stroke="solid" svg:stroke-width="0.00694in" svg:stroke-color="#44546a" draw:marker-end="a1198" svg:stroke-opacity="100%" draw:stroke-linejoin="miter" svg:stroke-linecap="butt"/>
    </style:style>
    <style:style style:family="graphic" style:name="a121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6">
      <style:graphic-properties draw:fill="none" draw:stroke="solid" svg:stroke-width="0.00694in" svg:stroke-color="#44546a" draw:marker-end="a1215" svg:stroke-opacity="100%" draw:stroke-linejoin="miter" svg:stroke-linecap="butt"/>
    </style:style>
    <style:style style:family="graphic" style:name="a1218">
      <style:graphic-properties draw:fill="none" draw:stroke="solid" svg:stroke-width="0.00694in" svg:stroke-color="#44546a" draw:marker-end="a1217" svg:stroke-opacity="100%" draw:stroke-linejoin="miter" svg:stroke-linecap="butt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5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0">
      <style:graphic-properties draw:fill="none" draw:stroke="solid" svg:stroke-width="0.00694in" svg:stroke-color="#44546a" draw:marker-end="a1219" svg:stroke-opacity="100%" draw:stroke-linejoin="miter" svg:stroke-linecap="butt"/>
    </style:style>
    <style:style style:family="graphic" style:name="a1222">
      <style:graphic-properties draw:fill="none" draw:stroke="solid" svg:stroke-width="0.00694in" svg:stroke-color="#44546a" draw:marker-end="a1221" svg:stroke-opacity="100%" draw:stroke-linejoin="miter" svg:stroke-linecap="butt"/>
    </style:style>
    <style:style style:family="graphic" style:name="a1224">
      <style:graphic-properties draw:fill="none" draw:stroke="solid" svg:stroke-width="0.00694in" svg:stroke-color="#44546a" draw:marker-end="a1223" svg:stroke-opacity="100%" draw:stroke-linejoin="miter" svg:stroke-linecap="butt"/>
    </style:style>
    <style:style style:family="graphic" style:name="a1226">
      <style:graphic-properties draw:fill="none" draw:stroke="solid" svg:stroke-width="0.00694in" svg:stroke-color="#44546a" draw:marker-end="a1225" svg:stroke-opacity="100%" draw:stroke-linejoin="miter" svg:stroke-linecap="butt"/>
    </style:style>
    <style:style style:family="graphic" style:name="a1228">
      <style:graphic-properties draw:fill="none" draw:stroke="solid" svg:stroke-width="0.00694in" svg:stroke-color="#44546a" draw:marker-end="a1227" svg:stroke-opacity="100%" draw:stroke-linejoin="miter" svg:stroke-linecap="butt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65">
      <style:graphic-properties draw:fill="none" draw:stroke="solid" svg:stroke-width="0.00694in" svg:stroke-color="#44546a" draw:marker-end="a1164" svg:stroke-opacity="100%" draw:stroke-linejoin="miter" svg:stroke-linecap="but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9">
      <style:graphic-properties draw:fill="none" draw:stroke="solid" svg:stroke-width="0.00694in" svg:stroke-color="#44546a" draw:marker-end="a1118" svg:stroke-opacity="100%" draw:stroke-linejoin="miter" svg:stroke-linecap="but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draw:fill="none" draw:stroke="solid" svg:stroke-width="0.00694in" svg:stroke-color="#44546a" draw:marker-end="a1229" svg:stroke-opacity="100%" draw:stroke-linejoin="miter" svg:stroke-linecap="butt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3" draw:style-name="a1081" draw:master-page-name="Master1-Layout7-blank-En-blanco" presentation:presentation-page-layout-name="Master1-PPL7" draw:id="Slide-258">
        <draw:custom-shape svg:x="6.3349in" svg:y="0.00798in" svg:width="3.3666in" svg:height="8.26772in" draw:id="id136" draw:style-name="a1084" draw:name="Rectángulo 1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2608in" svg:y="-0.00533in" svg:width="3.37298in" svg:height="0.37245in" draw:id="id137" draw:style-name="a1088" draw:name="Forma libre 15">
          <svg:title/>
          <svg:desc/>
          <text:p text:style-name="a1087" text:class-names="" text:cond-style-name=""><text:span text:style-name="a1085" text:class-names="">Administrativo de Deposito/ Jefe de Repuestos</text:span><text:span text:style-name="a10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86735in" svg:y="0.00307in" svg:width="1.9708in" svg:height="0.36405in" draw:id="id138" draw:style-name="a1091" draw:name="Forma libre 16">
          <svg:title/>
          <svg:desc/>
          <text:p text:style-name="a1090" text:class-names="" text:cond-style-name=""><text:span text:style-name="a1089" text:class-names="">Técnico mecánic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00343in" svg:width="2.89012in" svg:height="0.36369in" draw:id="id139" draw:style-name="a1094" draw:name="Forma libre 131">
          <svg:title/>
          <svg:desc/>
          <text:p text:style-name="a1093" text:class-names="" text:cond-style-name=""><text:span text:style-name="a1092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01191in" svg:y="0.00343in" svg:width="2.90203in" svg:height="8.26772in" draw:id="id140" draw:style-name="a1097" draw:name="Rectángulo 132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3815in" svg:y="-0.0125in" svg:width="1.48957in" svg:height="0.37962in" draw:id="id141" draw:style-name="a1100" draw:name="Forma libre 141">
          <svg:title/>
          <svg:desc/>
          <text:p text:style-name="a1099" text:class-names="" text:cond-style-name=""><text:span text:style-name="a1098" text:class-names="">Jefe de Tall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5483in" svg:y="-0.01309in" svg:width="1.46816in" svg:height="8.26772in" draw:id="id142" draw:style-name="a1103" draw:name="Rectángulo 142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7847in" svg:y="-0.00533in" svg:width="1.97162in" svg:height="8.26772in" draw:id="id143" draw:style-name="a1106" draw:name="Rectángulo 143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9888in" svg:y="3.64486in" svg:width="1.21107in" svg:height="0.47642in" draw:id="id144" draw:style-name="a1109" draw:name="Forma libre 137">
          <svg:title/>
          <svg:desc/>
          <text:p text:style-name="a1108" text:class-names="" text:cond-style-name=""><text:span text:style-name="a1107" text:class-names="">Aprueba y firma el documento de devolución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9202in" svg:y="4.23168in" svg:width="1.32081in" svg:height="0.56312in" draw:id="id145" draw:style-name="a1112" draw:name="Forma libre 137">
          <svg:title/>
          <svg:desc/>
          <text:p text:style-name="a1111" text:class-names="" text:cond-style-name=""><text:span text:style-name="a1110" text:class-names="">Firma documento y entrega pieza al mostrador de tall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6907in" svg:y="5.26218in" svg:width="1.54789in" svg:height="0.41658in" draw:id="id146" draw:style-name="a1117" draw:name="Forma libre 169">
          <svg:title/>
          <svg:desc/>
          <text:p text:style-name="a1116" text:class-names="" text:cond-style-name=""><text:span text:style-name="a1113" text:class-names="">¿</text:span><text:span text:style-name="a1114" text:class-names="">Ingresa al stock del sistema</text:span><text:span text:style-name="a1115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standard" svg:x1="3.85242in" svg:y1="4.23168in" draw:start-shape="id144" draw:start-glue-point="3" svg:x2="4.99888in" svg:y2="3.88307in" draw:end-shape="id145" draw:end-glue-point="0" draw:id="id147" draw:style-name="a1119" draw:transform="translate(-4.42565in -4.05737in) rotate(-3.14159) translate(4.42565in 4.05737in)" draw:name="Conector angular 67">
          <svg:title/>
          <svg:desc/>
        </draw:connector>
        <draw:connector draw:type="line" svg:x1="4.51283in" svg:y1="4.51324in" draw:start-shape="id145" draw:start-glue-point="1" svg:x2="8.11669in" svg:y2="4.50843in" draw:end-shape="id148" draw:end-glue-point="3" draw:id="id149" draw:style-name="a1121" draw:name="Conector recto de flecha 76">
          <svg:title/>
          <svg:desc/>
        </draw:connector>
        <draw:custom-shape svg:x="6.5053in" svg:y="5.1796in" svg:width="1.18233in" svg:height="0.59055in" draw:id="id150" draw:style-name="a1124" draw:name="Forma libre 32">
          <svg:title/>
          <svg:desc/>
          <text:p text:style-name="a1123" text:class-names="" text:cond-style-name=""><text:span text:style-name="a1122" text:class-names=""><text:s text:c="1"/>Se actualizan los niveles de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3531in" svg:y="7.34528in" svg:width="1.21107in" svg:height="0.66327in" draw:id="id151" draw:style-name="a1128" draw:name="Forma libre 137">
          <svg:title/>
          <svg:desc/>
          <text:p text:style-name="a1127" text:class-names="" text:cond-style-name=""><text:span text:style-name="a1125" text:class-names="">Se ingresa la pieza al stock de usados</text:span><text:span text:style-name="a11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1358in" svg:y="6.29686in" svg:width="1.1811in" svg:height="0.6681in" draw:id="id152" draw:style-name="a1131" draw:name="Forma libre 25">
          <svg:title/>
          <svg:desc/>
          <text:p text:style-name="a1130" text:class-names="" text:cond-style-name=""><text:span text:style-name="a1129" text:class-names="">Gestión de Reclamos y Devolución de Piezas a MB</text:span></text:p>
          <draw:enhanced-geometry xmlns:dr3d="urn:oasis:names:tc:opendocument:xmlns:dr3d:1.0" draw:type="non-primitive" svg:viewBox="0 0 21600 21600" draw:enhanced-path="M ?f0 ?f0 L ?f1 ?f0 ?f1 ?f1 ?f0 ?f1 Z N M ?f2 ?f0 L ?f2 ?f1 N M ?f3 ?f0 L ?f3 ?f1 N" draw:text-areas="?f10 ?f12 ?f11 ?f13">
            <draw:equation draw:name="f0" draw:formula="0"/>
            <draw:equation draw:name="f1" draw:formula="21600"/>
            <draw:equation draw:name="f2" draw:formula="2540"/>
            <draw:equation draw:name="f3" draw:formula="19060"/>
            <draw:equation draw:name="f4" draw:formula="?f1 - ?f0"/>
            <draw:equation draw:name="f5" draw:formula="?f4 / 21600"/>
            <draw:equation draw:name="f6" draw:formula="2540 * ?f5"/>
            <draw:equation draw:name="f7" draw:formula="19060 * ?f5"/>
            <draw:equation draw:name="f8" draw:formula="21600 * ?f5"/>
            <draw:equation draw:name="f9" draw:formula="0 * ?f5"/>
            <draw:equation draw:name="f10" draw:formula="?f6 / ?f5"/>
            <draw:equation draw:name="f11" draw:formula="?f7 / ?f5"/>
            <draw:equation draw:name="f12" draw:formula="?f9 / ?f5"/>
            <draw:equation draw:name="f13" draw:formula="?f8 / ?f5"/>
          </draw:enhanced-geometry>
        </draw:custom-shape>
        <draw:custom-shape svg:x="3.3408in" svg:y="0.4367in" svg:width="1.16925in" svg:height="0.66942in" draw:id="id153" draw:style-name="a1134" draw:name="Forma libre 127">
          <svg:title/>
          <svg:desc/>
          <text:p text:style-name="a1133" text:class-names="" text:cond-style-name=""><text:span text:style-name="a1132" text:class-names=""><text:s text:c="1"/>Realiza reparación/ servicio. Documenta el mismo en la Orden de Repa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95268in" svg:y1="5.45491in" svg:x2="7.68763in" svg:y2="5.45931in" draw:id="id154" draw:style-name="a1136" draw:name="Conector recto de flecha 107">
          <svg:title/>
          <svg:desc/>
        </draw:connector>
        <draw:custom-shape svg:x="7.9669in" svg:y="6.42262in" svg:width="1.54789in" svg:height="0.41658in" draw:id="id155" draw:style-name="a1141" draw:name="Forma libre 169">
          <svg:title/>
          <svg:desc/>
          <text:p text:style-name="a1140" text:class-names="" text:cond-style-name=""><text:span text:style-name="a1137" text:class-names="">¿</text:span><text:span text:style-name="a1138" text:class-names="">Es posible devolver a fabrica</text:span><text:span text:style-name="a1139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92542in" svg:y1="1.10612in" draw:start-shape="id153" draw:start-glue-point="2" svg:x2="3.92414in" svg:y2="1.42154in" draw:id="id156" draw:style-name="a1143" draw:name="Conector recto de flecha 116">
          <svg:title/>
          <svg:desc/>
        </draw:connector>
        <draw:connector draw:type="line" svg:x1="8.74301in" svg:y1="5.67876in" draw:start-shape="id146" draw:start-glue-point="2" svg:x2="8.74084in" svg:y2="6.42262in" draw:end-shape="id155" draw:end-glue-point="0" draw:id="id157" draw:style-name="a1145" draw:name="Conector recto de flecha 123">
          <svg:title/>
          <svg:desc/>
        </draw:connector>
        <draw:frame draw:id="id158" draw:style-name="a1148" draw:name="CuadroTexto 242" svg:x="8.74085in" svg:y="5.85524in" svg:width="0.40915in" svg:height="0.28772in">
          <draw:text-box>
            <text:p text:style-name="a1147" text:class-names="" text:cond-style-name=""><text:span text:style-name="a1146" text:class-names="">NO</text:span></text:p>
          </draw:text-box>
          <svg:title/>
          <svg:desc/>
        </draw:frame>
        <draw:frame draw:id="id159" draw:style-name="a1151" draw:name="CuadroTexto 243" svg:x="7.73008in" svg:y="5.16246in" svg:width="0.31509in" svg:height="0.27176in">
          <draw:text-box>
            <text:p text:style-name="a1150" text:class-names="" text:cond-style-name=""><text:span text:style-name="a1149" text:class-names="">SI</text:span></text:p>
          </draw:text-box>
          <svg:title/>
          <svg:desc/>
        </draw:frame>
        <draw:frame draw:id="id160" draw:style-name="a1154" draw:name="CuadroTexto 242" svg:x="8.8214in" svg:y="6.93384in" svg:width="0.40915in" svg:height="0.28772in">
          <draw:text-box>
            <text:p text:style-name="a1153" text:class-names="" text:cond-style-name=""><text:span text:style-name="a1152" text:class-names="">NO</text:span></text:p>
          </draw:text-box>
          <svg:title/>
          <svg:desc/>
        </draw:frame>
        <draw:frame draw:id="id161" draw:style-name="a1157" draw:name="CuadroTexto 243" svg:x="7.70185in" svg:y="6.32798in" svg:width="0.31509in" svg:height="0.27176in">
          <draw:text-box>
            <text:p text:style-name="a1156" text:class-names="" text:cond-style-name=""><text:span text:style-name="a1155" text:class-names="">SI</text:span></text:p>
          </draw:text-box>
          <svg:title/>
          <svg:desc/>
        </draw:frame>
        <draw:custom-shape svg:x="0.17282in" svg:y="0.44903in" svg:width="1.16925in" svg:height="0.66942in" draw:id="id162" draw:style-name="a1160" draw:name="Forma libre 127">
          <svg:title/>
          <svg:desc/>
          <text:p text:style-name="a1159" text:class-names="" text:cond-style-name=""><text:span text:style-name="a1158" text:class-names="">Recibe piezas de devolución por parte de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6727in" svg:y="1.43387in" svg:width="1.16925in" svg:height="0.66942in" draw:id="id163" draw:style-name="a1163" draw:name="Forma libre 127">
          <svg:title/>
          <svg:desc/>
          <text:p text:style-name="a1162" text:class-names="" text:cond-style-name=""><text:span text:style-name="a1161" text:class-names="">Controla que la pieza devuelta cumpla con lo expuesto en la política de devolucion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75744in" svg:y1="1.11845in" draw:start-shape="id162" draw:start-glue-point="2" svg:x2="0.75189in" svg:y2="1.43387in" draw:end-shape="id163" draw:end-glue-point="0" draw:id="id164" draw:style-name="a1165" draw:name="Conector recto de flecha 53">
          <svg:title/>
          <svg:desc/>
        </draw:connector>
        <draw:custom-shape svg:x="0.08592in" svg:y="2.50679in" svg:width="1.33238in" svg:height="0.34502in" draw:id="id165" draw:style-name="a1170" draw:name="Forma libre 169">
          <svg:title/>
          <svg:desc/>
          <text:p text:style-name="a1169" text:class-names="" text:cond-style-name=""><text:span text:style-name="a1166" text:class-names="">¿</text:span><text:span text:style-name="a1167" text:class-names="">Cumple</text:span><text:span text:style-name="a1168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16727in" svg:y="3.58377in" svg:width="1.16925in" svg:height="0.66942in" draw:id="id166" draw:style-name="a1173" draw:name="Forma libre 127">
          <svg:title/>
          <svg:desc/>
          <text:p text:style-name="a1172" text:class-names="" text:cond-style-name=""><text:span text:style-name="a1171" text:class-names="">La pieza no es aceptada como devolución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2571in" svg:y="2.34225in" svg:width="1.24196in" svg:height="0.70833in" draw:id="id167" draw:style-name="a1177" draw:name="Forma libre 137">
          <svg:title/>
          <svg:desc/>
          <text:p text:style-name="a1176" text:class-names="" text:cond-style-name=""><text:span text:style-name="a1174" text:class-names="">Controla el estado de la pieza</text:span><text:span text:style-name="a1175" text:class-names=""><text:s text:c="2"/>y el cumplimiento de la política de devolucion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11669in" svg:y="4.17372in" svg:width="1.16925in" svg:height="0.66942in" draw:id="id148" draw:style-name="a1180" draw:name="Forma libre 127">
          <svg:title/>
          <svg:desc/>
          <text:p text:style-name="a1179" text:class-names="" text:cond-style-name=""><text:span text:style-name="a1178" text:class-names="">Solicita la aprobación de la devolución de piezas al Gerente de Post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5927in" svg:y="1.43387in" svg:width="1.15078in" svg:height="0.56268in" draw:id="id168" draw:style-name="a1184" draw:name="Forma libre 137">
          <svg:title/>
          <svg:desc/>
          <text:p text:style-name="a1183" text:class-names="" text:cond-style-name=""><text:span text:style-name="a1181" text:class-names="">Solicita la devolución de una pieza<text:s text:c="1"/></text:span><text:span text:style-name="a118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1919in" svg:y="2.31933in" svg:width="1.14376in" svg:height="0.73052in" draw:id="id169" draw:style-name="a1188" draw:name="Forma libre 137">
          <svg:title/>
          <svg:desc/>
          <text:p text:style-name="a1187" text:class-names="" text:cond-style-name=""><text:span text:style-name="a1185" text:class-names="">C</text:span><text:span text:style-name="a1186" text:class-names="">onfecciona y firma formulario de devolución de piezas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9432in" svg:y="-0.01309in" svg:width="1.31642in" svg:height="0.38025in" draw:id="id170" draw:style-name="a1191" draw:name="Forma libre 141">
          <svg:title/>
          <svg:desc/>
          <text:p text:style-name="a1190" text:class-names="" text:cond-style-name=""><text:span text:style-name="a1189" text:class-names="">Gerente de Post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0149in" svg:y="0.00307in" svg:width="1.30925in" svg:height="8.26772in" draw:id="id171" draw:style-name="a1194" draw:name="Rectángulo 142">
          <svg:title/>
          <svg:desc/>
          <text:p text:style-name="a1193" text:class-names="" text:cond-style-name=""><text:span text:style-name="a11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83743in" svg:y="4.19521in" svg:width="1.07157in" svg:height="0.62469in" draw:id="id172" draw:style-name="a1197" draw:name="Forma libre 137">
          <svg:title/>
          <svg:desc/>
          <text:p text:style-name="a1196" text:class-names="" text:cond-style-name=""><text:span text:style-name="a1195" text:class-names="">Aprueba y firma el documento de devolución.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75189in" svg:y1="2.10329in" draw:start-shape="id163" draw:start-glue-point="2" svg:x2="0.75211in" svg:y2="2.50679in" draw:end-shape="id165" draw:end-glue-point="0" draw:id="id173" draw:style-name="a1199" draw:name="Conector recto de flecha 50">
          <svg:title/>
          <svg:desc/>
        </draw:connector>
        <draw:connector draw:type="line" svg:x1="0.75211in" svg:y1="2.85181in" draw:start-shape="id165" draw:start-glue-point="2" svg:x2="0.75189in" svg:y2="3.58377in" draw:end-shape="id166" draw:end-glue-point="0" draw:id="id174" draw:style-name="a1201" draw:name="Conector recto de flecha 54">
          <svg:title/>
          <svg:desc/>
        </draw:connector>
        <draw:connector draw:type="line" svg:x1="9.28594in" svg:y1="4.50843in" draw:start-shape="id148" draw:start-glue-point="1" svg:x2="9.83743in" svg:y2="4.50755in" draw:end-shape="id172" draw:end-glue-point="3" draw:id="id175" draw:style-name="a1203" draw:name="Conector recto de flecha 67">
          <svg:title/>
          <svg:desc/>
        </draw:connector>
        <draw:connector draw:type="line" svg:x1="8.74084in" svg:y1="6.8392in" draw:start-shape="id155" draw:start-glue-point="2" svg:x2="8.74084in" svg:y2="7.34528in" draw:end-shape="id151" draw:end-glue-point="0" draw:id="id176" draw:style-name="a1205" draw:name="Conector recto de flecha 79">
          <svg:title/>
          <svg:desc/>
        </draw:connector>
        <draw:custom-shape svg:x="6.74844in" svg:y="3.70754in" svg:width="1.54098in" svg:height="0.357in" draw:id="id177" draw:style-name="a1210" draw:name="Forma libre 169">
          <svg:title/>
          <svg:desc/>
          <text:p text:style-name="a1209" text:class-names="" text:cond-style-name=""><text:span text:style-name="a1206" text:class-names="">¿</text:span><text:span text:style-name="a1207" text:class-names="">Devolución por taller</text:span><text:span text:style-name="a1208" text:class-names="">?</text:span></text:p>
          <draw:enhanced-geometry xmlns:dr3d="urn:oasis:names:tc:opendocument:xmlns:dr3d:1.0" draw:type="non-primitive" svg:viewBox="0 0 21600 21600" draw:enhanced-path="M ?f0 ?f2 L ?f2 ?f0 ?f1 ?f2 ?f2 ?f1 ?f0 ?f2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14563in" svg:y="2.34153in" svg:width="1.24196in" svg:height="0.70833in" draw:id="id178" draw:style-name="a1214" draw:name="Forma libre 137">
          <svg:title/>
          <svg:desc/>
          <text:p text:style-name="a1213" text:class-names="" text:cond-style-name=""><text:span text:style-name="a1211" text:class-names="">Según corresponda, confecciona el formulario de devolución y firma el mismo.</text:span><text:span text:style-name="a121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74844in" svg:y1="3.88604in" draw:start-shape="id177" draw:start-glue-point="3" svg:x2="6.20995in" svg:y2="3.88307in" draw:end-shape="id144" draw:end-glue-point="1" draw:id="id179" draw:style-name="a1216" draw:name="Conector recto de flecha 126">
          <svg:title/>
          <svg:desc/>
        </draw:connector>
        <draw:connector draw:type="line" svg:x1="1.4183in" svg:y1="2.6793in" draw:start-shape="id165" draw:start-glue-point="1" svg:x2="1.61919in" svg:y2="2.68459in" draw:end-shape="id169" draw:end-glue-point="3" draw:id="id180" draw:style-name="a1218" draw:name="Conector recto de flecha 136">
          <svg:title/>
          <svg:desc/>
        </draw:connector>
        <draw:connector draw:type="standard" svg:x1="4.51005in" svg:y1="1.71521in" draw:start-shape="id168" draw:start-glue-point="1" svg:x2="7.14669in" svg:y2="2.34225in" draw:end-shape="id167" draw:end-glue-point="0" draw:id="id181" draw:style-name="a1220" draw:name="Conector angular 143">
          <svg:title/>
          <svg:desc/>
        </draw:connector>
        <draw:connector draw:type="line" svg:x1="7.76767in" svg:y1="2.69641in" draw:start-shape="id167" draw:start-glue-point="1" svg:x2="8.14563in" svg:y2="2.69569in" draw:end-shape="id178" draw:end-glue-point="3" draw:id="id182" draw:style-name="a1222" draw:name="Conector recto de flecha 145">
          <svg:title/>
          <svg:desc/>
        </draw:connector>
        <draw:connector draw:type="standard" svg:x1="8.10993in" svg:y1="3.22935in" draw:start-shape="id178" draw:start-glue-point="2" svg:x2="8.94611in" svg:y2="3.70654in" draw:end-shape="id177" draw:end-glue-point="1" draw:id="id183" draw:style-name="a1224" draw:transform="translate(-8.52802in -3.46795in) rotate(-1.5708) translate(8.52802in 3.46795in)" draw:name="Conector angular 161">
          <svg:title/>
          <svg:desc/>
        </draw:connector>
        <draw:connector draw:type="standard" svg:x1="9.6198in" svg:y1="4.71706in" draw:start-shape="id172" draw:start-glue-point="2" svg:x2="10.27037in" svg:y2="5.57331in" draw:end-shape="id146" draw:end-glue-point="1" draw:id="id184" draw:style-name="a1226" draw:transform="translate(-9.94509in -5.14518in) rotate(-1.5708) translate(9.94509in 5.14518in)" draw:name="Conector angular 163">
          <svg:title/>
          <svg:desc/>
        </draw:connector>
        <draw:connector draw:type="line" svg:x1="2.76295in" svg:y1="2.68459in" draw:start-shape="id169" draw:start-glue-point="1" svg:x2="6.52571in" svg:y2="2.69641in" draw:end-shape="id167" draw:end-glue-point="3" draw:id="id185" draw:style-name="a1228" draw:name="Conector recto de flecha 169">
          <svg:title/>
          <svg:desc/>
        </draw:connector>
        <draw:connector draw:type="line" svg:x1="7.9669in" svg:y1="6.63091in" draw:start-shape="id155" draw:start-glue-point="3" svg:x2="7.69468in" svg:y2="6.63091in" draw:end-shape="id152" draw:end-glue-point="1" draw:id="id186" draw:style-name="a1230" draw:name="Conector recto de flecha 179">
          <svg:title/>
          <svg:desc/>
        </draw:connector>
        <draw:frame draw:id="id187" draw:style-name="a1233" draw:name="CuadroTexto 242" svg:x="0.78211in" svg:y="3.07393in" svg:width="0.40915in" svg:height="0.28772in">
          <draw:text-box>
            <text:p text:style-name="a1232" text:class-names="" text:cond-style-name=""><text:span text:style-name="a1231" text:class-names="">NO</text:span></text:p>
          </draw:text-box>
          <svg:title/>
          <svg:desc/>
        </draw:frame>
        <draw:frame draw:id="id188" draw:style-name="a1236" draw:name="CuadroTexto 243" svg:x="1.38275in" svg:y="2.37091in" svg:width="0.31509in" svg:height="0.27176in">
          <draw:text-box>
            <text:p text:style-name="a1235" text:class-names="" text:cond-style-name=""><text:span text:style-name="a1234" text:class-names="">SI</text:span></text:p>
          </draw:text-box>
          <svg:title/>
          <svg:desc/>
        </draw:frame>
        <draw:frame draw:id="id189" draw:style-name="a1239" draw:name="CuadroTexto 242" svg:x="7.6438in" svg:y="4.2482in" svg:width="0.40915in" svg:height="0.28772in">
          <draw:text-box>
            <text:p text:style-name="a1238" text:class-names="" text:cond-style-name=""><text:span text:style-name="a1237" text:class-names="">NO</text:span></text:p>
          </draw:text-box>
          <svg:title/>
          <svg:desc/>
        </draw:frame>
        <draw:frame draw:id="id190" draw:style-name="a1242" draw:name="CuadroTexto 243" svg:x="6.38352in" svg:y="3.61131in" svg:width="0.31509in" svg:height="0.27176in">
          <draw:text-box>
            <text:p text:style-name="a1241" text:class-names="" text:cond-style-name=""><text:span text:style-name="a1240" text:class-names="">SI</text:span></text:p>
          </draw:text-box>
          <svg:title/>
          <svg:desc/>
        </draw:frame>
        <draw:connector draw:type="standard" svg:x1="8.03976in" svg:y1="3.9876in" draw:start-shape="id177" draw:start-glue-point="2" svg:x2="7.59586in" svg:y2="4.58536in" draw:end-shape="id148" draw:end-glue-point="3" draw:id="id191" draw:style-name="a1244" draw:transform="translate(-7.81781in -4.28648in) rotate(-4.71239) translate(7.81781in 4.28648in)" draw:name="Conector angular 187">
          <svg:title/>
          <svg:desc/>
        </draw:connector>
        <draw:custom-shape svg:x="0.43939in" svg:y="4.77681in" svg:width="0.625in" svg:height="0.20833in" draw:id="id192" draw:style-name="a1247" draw:name="Terminador 188">
          <svg:title/>
          <svg:desc/>
          <text:p text:style-name="a1246" text:class-names="" text:cond-style-name=""><text:span text:style-name="a1245" text:class-names="">Fin</text:span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onnector draw:type="line" svg:x1="0.75189in" svg:y1="4.25319in" draw:start-shape="id166" draw:start-glue-point="2" svg:x2="0.75189in" svg:y2="4.77681in" draw:end-shape="id192" draw:end-glue-point="0" draw:id="id193" draw:style-name="a1249" draw:name="Conector recto de flecha 190">
          <svg:title/>
          <svg:desc/>
        </draw:connector>
        <presentation:notes draw:style-name="a1255">
          <draw:frame draw:id="id194" draw:style-name="a1252" draw:name="Marcador de número de diapositiva 6" svg:x="4.67953in" svg:y="11.10827in" svg:width="3.5878in" svg:height="0.58425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  <draw:frame draw:id="id195" presentation:style-name="a1253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196" presentation:style-name="a1254" draw:name="Marcador de imagen de diapositiva 2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120" svg:viewBox="0 0 20 30" svg:d="m10 0-10 30h20z"/>
    <draw:marker draw:name="a1248" svg:viewBox="0 0 20 30" svg:d="m10 0-10 30h20z"/>
    <draw:marker draw:name="a1164" svg:viewBox="0 0 20 30" svg:d="m10 0-10 30h20z"/>
    <draw:marker draw:name="a1221" svg:viewBox="0 0 20 30" svg:d="m10 0-10 30h20z"/>
    <draw:marker draw:name="a1223" svg:viewBox="0 0 20 30" svg:d="m10 0-10 30h20z"/>
    <draw:marker draw:name="a1118" svg:viewBox="0 0 20 30" svg:d="m10 0-10 30h20z"/>
    <draw:marker draw:name="a1225" svg:viewBox="0 0 20 30" svg:d="m10 0-10 30h20z"/>
    <draw:marker draw:name="a1227" svg:viewBox="0 0 20 30" svg:d="m10 0-10 30h20z"/>
    <draw:marker draw:name="a1229" svg:viewBox="0 0 20 30" svg:d="m10 0-10 30h20z"/>
    <draw:marker draw:name="a1198" svg:viewBox="0 0 20 30" svg:d="m10 0-10 30h20z"/>
    <draw:marker draw:name="a1142" svg:viewBox="0 0 20 30" svg:d="m10 0-10 30h20z"/>
    <draw:marker draw:name="a1144" svg:viewBox="0 0 20 30" svg:d="m10 0-10 30h20z"/>
    <draw:marker draw:name="a1215" svg:viewBox="0 0 20 30" svg:d="m10 0-10 30h20z"/>
    <draw:marker draw:name="a1217" svg:viewBox="0 0 20 30" svg:d="m10 0-10 30h20z"/>
    <draw:marker draw:name="a1219" svg:viewBox="0 0 20 30" svg:d="m10 0-10 30h20z"/>
    <draw:marker draw:name="a1200" svg:viewBox="0 0 20 30" svg:d="m10 0-10 30h20z"/>
    <draw:marker draw:name="a1202" svg:viewBox="0 0 20 30" svg:d="m10 0-10 30h20z"/>
    <draw:marker draw:name="a1135" svg:viewBox="0 0 20 30" svg:d="m10 0-10 30h20z"/>
    <draw:marker draw:name="a1204" svg:viewBox="0 0 20 30" svg:d="m10 0-10 30h20z"/>
    <draw:marker draw:name="a1243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2-03T15:29:39Z</dc:date>
    <meta:editing-cycles>70</meta:editing-cycles>
    <meta:editing-duration>PT180287S</meta:editing-duration>
    <meta:document-statistic meta:paragraph-count="34" meta:word-count="197"/>
  </office:meta>
</office:document-meta>
</file>